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umSheet" table:style-name="ta1">
        <table:table-column table:style-name="co1" table:default-cell-style-name="Default"/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8">00.00.0000</text:date>, <text:time style:data-style-name="N2" text:time-value="03:45:06.5080475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5T20:38:21.771475337</meta:creation-date>
    <meta:generator>LibreOffice/5.0.0.5$Linux_X86_64 LibreOffice_project/00m0$Build-5</meta:generator>
    <dc:date>2015-09-18T03:46:14.890016946</dc:date>
    <meta:editing-duration>PT9M43S</meta:editing-duration>
    <meta:editing-cycles>4</meta:editing-cycles>
    <meta:document-statistic meta:table-count="1" meta:cell-count="10000" meta:object-count="0"/>
  </office:meta>
</office:document-meta>
</file>